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Compression type</text:p>
          </table:table-cell>
          <table:table-cell table:style-name="ce1" office:value-type="string" calcext:value-type="string">
            <text:p>Kernel size</text:p>
          </table:table-cell>
          <table:table-cell table:style-name="ce3" office:value-type="string" calcext:value-type="string" table:number-columns-spanned="5" table:number-rows-spanned="1">
            <text:p>Total boot time</text:p>
          </table:table-cell>
          <table:covered-table-cell table:number-columns-repeated="4" table:style-name="ce1"/>
          <table:table-cell table:style-name="ce1" table:number-columns-repeated="1017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Run1</text:p>
          </table:table-cell>
          <table:table-cell table:style-name="ce4" office:value-type="string" calcext:value-type="string">
            <text:p>Run2</text:p>
          </table:table-cell>
          <table:table-cell table:style-name="ce4" office:value-type="string" calcext:value-type="string">
            <text:p>Run3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string" calcext:value-type="string">
            <text:p>Std. Deviation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4"/>
          <table:table-cell table:formula="of:=IFERROR(ROUND(AVERAGE([.C3:.E3]);3); &quot;&quot;)">
            <text:p/>
          </table:table-cell>
          <table:table-cell table:formula="of:=IFERROR(ROUND(COM.MICROSOFT.STDEV.S([.C3:.E3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4"/>
          <table:table-cell table:formula="of:=IFERROR(ROUND(AVERAGE([.C4:.E4]);3); &quot;&quot;)">
            <text:p/>
          </table:table-cell>
          <table:table-cell table:formula="of:=IFERROR(ROUND(COM.MICROSOFT.STDEV.S([.C4:.E4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Z</text:p>
          </table:table-cell>
          <table:table-cell table:number-columns-repeated="4"/>
          <table:table-cell table:formula="of:=IFERROR(ROUND(AVERAGE([.C5:.E5]);3); &quot;&quot;)">
            <text:p/>
          </table:table-cell>
          <table:table-cell table:formula="of:=IFERROR(ROUND(COM.MICROSOFT.STDEV.S([.C5:.E5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ZO</text:p>
          </table:table-cell>
          <table:table-cell table:number-columns-repeated="4"/>
          <table:table-cell table:formula="of:=IFERROR(ROUND(AVERAGE([.C6:.E6]);3); &quot;&quot;)">
            <text:p/>
          </table:table-cell>
          <table:table-cell table:formula="of:=IFERROR(ROUND(COM.MICROSOFT.STDEV.S([.C6:.E6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4"/>
          <table:table-cell table:formula="of:=IFERROR(ROUND(AVERAGE([.C7:.E7]);3); &quot;&quot;)">
            <text:p/>
          </table:table-cell>
          <table:table-cell table:formula="of:=IFERROR(ROUND(COM.MICROSOFT.STDEV.S([.C7:.E7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  <table:table-cell table:formula="of:=IFERROR(ROUND(AVERAGE([.C8:.E8]);3); &quot;&quot;)">
            <text:p/>
          </table:table-cell>
          <table:table-cell table:formula="of:=IFERROR(ROUND(COM.MICROSOFT.STDEV.S([.C8:.E8]);3); &quot;&quot;)">
            <text:p/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5T10:45:42.941286250</dc:date>
    <meta:editing-duration>PT1H24M51S</meta:editing-duration>
    <meta:editing-cycles>11</meta:editing-cycles>
    <meta:generator>LibreOffice/7.3.7.2$Linux_X86_64 LibreOffice_project/30$Build-2</meta:generator>
    <dc:creator>Michael Opdenacker</dc:creator>
    <meta:document-statistic meta:table-count="1" meta:cell-count="26" meta:object-count="0"/>
  </office:meta>
</office:document-meta>
</file>